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127629F209F8EA0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11.999cm" svg:x="3.031cm" svg:y="0.013cm">
          <draw:image xlink:href="Pictures/10000000000005E8000007E0127629F209F8EA0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9T16:44:14.291938582</dc:date>
    <meta:editing-duration>PT1M55S</meta:editing-duration>
    <meta:editing-cycles>3</meta:editing-cycles>
    <meta:generator>LibreOffice/7.2.2.2$MacOSX_X86_64 LibreOffice_project/02b2acce88a210515b4a5bb2e46cbfb63fe97d56</meta:generator>
    <meta:document-statistic meta:object-count="1"/>
  </office:meta>
</office:document-meta>
</file>